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3pt" style:text-underline-style="none" fo:font-weight="normal" officeooo:rsid="000772cf" officeooo:paragraph-rsid="000772cf" style:font-size-asian="13pt" style:font-weight-asian="normal" style:font-size-complex="13pt" style:font-weight-complex="normal"/>
    </style:style>
    <style:style style:name="P2" style:family="paragraph" style:parent-style-name="Standard">
      <style:text-properties fo:color="#808080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color="#808080" fo:font-size="11pt" style:font-size-asian="11pt" style:font-size-complex="11pt"/>
    </style:style>
    <style:style style:name="P4" style:family="paragraph" style:parent-style-name="Standard" style:list-style-name="L1">
      <style:text-properties fo:color="#808080" fo:font-size="11pt" style:font-size-asian="11pt" style:font-size-complex="11pt"/>
    </style:style>
    <style:style style:name="P5" style:family="paragraph" style:parent-style-name="Standard">
      <style:text-properties fo:color="#808080" fo:font-size="11pt" officeooo:rsid="0005d427" officeooo:paragraph-rsid="0005d427" style:font-size-asian="11pt" style:font-size-complex="11pt"/>
    </style:style>
    <style:style style:name="P6" style:family="paragraph" style:parent-style-name="Standard">
      <style:text-properties fo:color="#808080" fo:font-size="11pt" officeooo:rsid="00090657" officeooo:paragraph-rsid="00090657" style:font-size-asian="11pt" style:font-size-complex="11pt"/>
    </style:style>
    <style:style style:name="P7" style:family="paragraph" style:parent-style-name="Standard" style:list-style-name="L2">
      <style:text-properties fo:color="#808080" fo:font-size="11pt" style:font-size-asian="11pt" style:font-size-complex="11pt"/>
    </style:style>
    <style:style style:name="P8" style:family="paragraph" style:parent-style-name="Standard" style:list-style-name="L2">
      <style:text-properties fo:color="#808080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color="#808080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color="#80808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808080" fo:font-size="11pt" style:font-size-asian="11pt" style:font-size-complex="11pt"/>
    </style:style>
    <style:style style:name="P12" style:family="paragraph" style:parent-style-name="Standard" style:list-style-name="L3">
      <style:paragraph-properties fo:margin-left="0cm" fo:margin-right="0cm" fo:text-indent="0cm" style:auto-text-indent="false"/>
      <style:text-properties fo:color="#808080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1pt" fo:font-weight="bold" officeooo:paragraph-rsid="00011ece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808080" fo:font-size="11pt" fo:font-weight="bold" officeooo:paragraph-rsid="000320a7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808080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 style:list-style-name="L4">
      <style:paragraph-properties fo:margin-left="0cm" fo:margin-right="0cm" fo:text-indent="0cm" style:auto-text-indent="false"/>
      <style:text-properties fo:color="#808080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list-style-name="L5">
      <style:paragraph-properties fo:margin-left="0cm" fo:margin-right="0cm" fo:text-indent="0cm" style:auto-text-indent="false"/>
      <style:text-properties fo:color="#808080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 style:list-style-name="L6">
      <style:paragraph-properties fo:margin-left="0cm" fo:margin-right="0cm" fo:text-indent="0cm" style:auto-text-indent="false"/>
      <style:text-properties fo:color="#808080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list-style-name="L6">
      <style:paragraph-properties fo:margin-left="0cm" fo:margin-right="0cm" fo:text-indent="0cm" style:auto-text-indent="false"/>
      <style:text-properties fo:color="#808080" fo:font-size="11pt" fo:font-weight="normal" officeooo:paragraph-rsid="00011ece" style:font-size-asian="11pt" style:font-weight-asian="normal" style:font-size-complex="11pt" style:font-weight-complex="normal"/>
    </style:style>
    <style:style style:name="P21" style:family="paragraph" style:parent-style-name="Standard" style:list-style-name="L6">
      <style:paragraph-properties fo:margin-left="0cm" fo:margin-right="0cm" fo:text-indent="0cm" style:auto-text-indent="false"/>
      <style:text-properties fo:color="#808080" fo:font-size="11pt" fo:font-weight="normal" officeooo:paragraph-rsid="0002a091" style:font-size-asian="11pt" style:font-weight-asian="normal" style:font-size-complex="11pt" style:font-weight-complex="normal"/>
    </style:style>
    <style:style style:name="P22" style:family="paragraph" style:parent-style-name="Standard" style:list-style-name="L6">
      <style:paragraph-properties fo:margin-left="0cm" fo:margin-right="0cm" fo:text-indent="0cm" style:auto-text-indent="false"/>
      <style:text-properties fo:color="#808080" fo:font-size="11pt" fo:font-weight="normal" officeooo:paragraph-rsid="000320a7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808080" fo:font-size="11pt" fo:font-weight="normal" officeooo:rsid="00011ece" officeooo:paragraph-rsid="00011ece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808080" fo:font-size="11pt" fo:font-weight="normal" officeooo:paragraph-rsid="00011ece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808080" fo:font-size="11pt" fo:font-weight="normal" officeooo:rsid="0002a091" officeooo:paragraph-rsid="0002a091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808080" fo:font-size="11pt" fo:font-weight="normal" officeooo:rsid="0002a091" officeooo:paragraph-rsid="00011ece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808080" fo:font-size="11pt" fo:font-weight="normal" officeooo:rsid="0002a091" officeooo:paragraph-rsid="000320a7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808080" fo:font-size="11pt" fo:font-weight="normal" officeooo:paragraph-rsid="0002a091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808080" fo:font-size="11pt" fo:font-weight="normal" officeooo:rsid="000320a7" officeooo:paragraph-rsid="000320a7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808080" fo:font-size="11pt" fo:font-weight="normal" officeooo:paragraph-rsid="000320a7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808080" fo:font-size="11pt" fo:font-weight="normal" officeooo:rsid="00051766" officeooo:paragraph-rsid="00051766" style:font-size-asian="11pt" style:font-weight-asian="normal" style:font-size-complex="11pt" style:font-weight-complex="normal"/>
    </style:style>
    <style:style style:name="P32" style:family="paragraph" style:parent-style-name="Standard" style:list-style-name="L6">
      <style:paragraph-properties fo:margin-left="0cm" fo:margin-right="0cm" fo:text-indent="0cm" style:auto-text-indent="false"/>
      <style:text-properties fo:color="#808080" fo:font-size="11pt" fo:font-weight="normal" officeooo:rsid="00051766" officeooo:paragraph-rsid="00051766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color="#808080" fo:font-size="11pt" fo:font-weight="normal" officeooo:rsid="00051766" officeooo:paragraph-rsid="000320a7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color="#808080" fo:font-size="11pt" fo:font-weight="normal" officeooo:paragraph-rsid="00051766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left="1.245cm" fo:margin-right="0cm" fo:text-indent="-0.635cm" style:auto-text-indent="false"/>
      <style:text-properties fo:color="#808080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a091" style:font-weight-asian="bold" style:font-weight-complex="bold"/>
    </style:style>
    <style:style style:name="T3" style:family="text">
      <style:text-properties fo:font-weight="bold" officeooo:rsid="000320a7" style:font-weight-asian="bold" style:font-weight-complex="bold"/>
    </style:style>
    <style:style style:name="T4" style:family="text">
      <style:text-properties fo:font-weight="bold" officeooo:rsid="0005176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11ece"/>
    </style:style>
    <style:style style:name="T7" style:family="text">
      <style:text-properties officeooo:rsid="0002a091"/>
    </style:style>
    <style:style style:name="T8" style:family="text">
      <style:text-properties officeooo:rsid="000320a7"/>
    </style:style>
    <style:style style:name="T9" style:family="text">
      <style:text-properties officeooo:rsid="00051766"/>
    </style:style>
    <style:style style:name="T10" style:family="text">
      <style:text-properties officeooo:rsid="000f97bc"/>
    </style:style>
    <text:list-style style:name="L1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</text:list-style>
    <text:list-style style:name="L4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mknięty task. <text:span text:style-name="T10">Przerobiony na inserty.</text:span></text:p>
      <text:p text:style-name="P10"/>
      <text:p text:style-name="P2">Poziom łatwy:</text:p>
      <text:p text:style-name="P3">1.MVC we wzorcach projektowych to skrót od:</text:p>
      <text:p text:style-name="P3"><text:s text:c="2"/>a) Model-View-Controller <text:s text:c="2"/>(prawidłowa)</text:p>
      <text:p text:style-name="P3"><text:s text:c="2"/>b) Minnesota Valley Conference</text:p>
      <text:p text:style-name="P3"><text:s text:c="2"/>c) Mute-View-Controller</text:p>
      <text:p text:style-name="P3"><text:s text:c="2"/>d) Mac Version Control</text:p>
      <text:p text:style-name="P3"/>
      <text:p text:style-name="P3">2.Z jakich wzorców wywodzą się wzorce projektowe w informatyce:</text:p>
      <text:p text:style-name="P3"><text:s text:c="2"/>a) z wzorców projektowych w architekturze <text:s/>(prawidłowa)</text:p>
      <text:p text:style-name="P3"><text:s text:c="2"/>b) z wzorców projektowych w matematyce</text:p>
      <text:p text:style-name="P3"><text:s text:c="2"/>c) z wzorców projektowych w muzyce</text:p>
      <text:p text:style-name="P3"><text:s text:c="2"/>d) z wzorców projektowych w modzie</text:p>
      <text:p text:style-name="P3"/>
      <text:p text:style-name="P3">3.Termin wzorca projektowego został spopularyzowany w 1995r. przez tzw.:</text:p>
      <text:p text:style-name="P3"><text:s text:c="2"/>a) Zgraję Czterech</text:p>
      <text:p text:style-name="P3"><text:s text:c="2"/>b) Bandę Czterech <text:s/>(prawidłowa)</text:p>
      <text:p text:style-name="P3"><text:s text:c="2"/>c) Kwartet</text:p>
      <text:p text:style-name="P3"><text:s text:c="2"/>d) OOPSLA</text:p>
      <text:p text:style-name="P3"/>
      <text:p text:style-name="P3">4.We wzorcu Obserwator wyróżniamy dwa podstawowe typy obiektów:</text:p>
      <text:p text:style-name="P3"><text:s text:c="2"/>a) drzewo, gałąź</text:p>
      <text:p text:style-name="P3"><text:s text:c="2"/>b) obserwowany (podmiot), obserwator <text:s/>(prawidłowa)</text:p>
      <text:p text:style-name="P3"><text:s text:c="2"/>c) obserwatorium, latarnia</text:p>
      <text:p text:style-name="P3"><text:s text:c="2"/>d) koncepcja, inwigilacja</text:p>
      <text:p text:style-name="P3"/>
      <text:p text:style-name="P3">5.W inżynierii oprogramowania, uniwersalne, sprawdzone w praktyce rozwiązanie często pojawiających się, powtarzalnych problemów projektowych to:</text:p>
      <text:p text:style-name="P3"><text:s text:c="2"/>a) wzorzec pomysłowy</text:p>
      <text:p text:style-name="P3"><text:s text:c="2"/>b) OOT</text:p>
      <text:p text:style-name="P3"><text:s text:c="2"/>c) Wzorzec finansowy</text:p>
      <text:p text:style-name="P3"><text:s text:c="2"/>d) Wzorzec projektowy (prawidłowa)</text:p>
      <text:p text:style-name="P3"/>
      <text:p text:style-name="P3"/>
      <text:p text:style-name="P2">Poziom średni:</text:p>
      <text:p text:style-name="P3"/>
      <text:p text:style-name="P3"><text:span text:style-name="T9">6</text:span>.Inne określenie na ten wzorzec to "Waga piórkowa":</text:p>
      <text:p text:style-name="P3"><text:s text:c="2"/>a) Bird Weight</text:p>
      <text:p text:style-name="P3"><text:s text:c="2"/>b) Plume weight</text:p>
      <text:p text:style-name="P3"><text:s text:c="2"/>c) Flyweight <text:s text:c="3"/>(prawidłowa)</text:p>
      <text:p text:style-name="P3"><text:s text:c="2"/>d) Fluflu</text:p>
      <text:p text:style-name="P3"/>
      <text:p text:style-name="P3"><text:span text:style-name="T9">7</text:span>.Zadaniem tego wzorca jest zapamiętanie i udostępnienie na zewnątrz wewnętrznego stanu obiektu bez naruszania hermetyzacji. Wzorzec ten to:</text:p>
      <text:p text:style-name="P3"><text:s text:c="2"/>a) Wzorzec Pamiątka <text:s text:c="3"/>(prawidłowa)</text:p>
      <text:p text:style-name="P3"><text:s text:c="2"/>b) Wzorzec Zapamiętywacz</text:p>
      <text:p text:style-name="P3"><text:s text:c="2"/>c) Wzorzec Memorize</text:p>
      <text:p text:style-name="P3"><text:s text:c="2"/>d) Wzorzec Move</text:p>
      <text:p text:style-name="P3"/>
      <text:p text:style-name="P3"><text:span text:style-name="T9">8</text:span>.Wzorzec ten składa się z: Kontekstu, Stanu abstrakcyjnego i Stanu konkretnego:</text:p>
      <text:p text:style-name="P3"><text:s text:c="2"/>a) Wzorzec Composite</text:p>
      <text:p text:style-name="P3"><text:s text:c="2"/>b) Wzorzec Singleton <text:s text:c="2"/></text:p>
      <text:p text:style-name="P3"><text:s text:c="2"/>c) Wzorzec State (Stan) <text:s text:c="2"/>(prawidłowa)</text:p>
      <text:p text:style-name="P3"><text:s text:c="2"/>d) Wzorzec Most</text:p>
      <text:p text:style-name="P3"/>
      <text:p text:style-name="P3"><text:span text:style-name="T9">9</text:span>.Celem tego wzorca jest rozdzielenie sposobu tworzenia obiektów od ich reprezentacji.</text:p>
      <text:p text:style-name="P3"><text:soft-page-break/><text:s text:c="2"/>Zazwyczaj stosowany jest do konstrukcji obiektów złożonych. Wzorzec ten to:</text:p>
      <text:p text:style-name="P3"><text:s text:c="2"/>a) Wzorzec Pamiątka</text:p>
      <text:p text:style-name="P3"><text:s text:c="2"/>b) Wzorzec Obserwator</text:p>
      <text:p text:style-name="P3"><text:s text:c="2"/>c) Wzorzec Budowniczy <text:s/>(prawidłowa)</text:p>
      <text:p text:style-name="P3"><text:s text:c="2"/>d) Wzorzec Tęcza</text:p>
      <text:p text:style-name="P3"/>
      <text:p text:style-name="P3"><text:span text:style-name="T9">10</text:span>.Celem wzorca Prototyp jest:</text:p>
      <text:p text:style-name="P3"><text:s text:c="2"/>a) opakowanie oryginalnej klasy w nową klasę "dekorującą"</text:p>
      <text:p text:style-name="P3"><text:s text:c="2"/>b) stworzenie protypu wynalazku</text:p>
      <text:p text:style-name="P3"><text:s text:c="2"/>c) umożliwienie tworzenia obiektów danej klasy bądź klas z wykorzystaniem już istniejącego <text:s text:c="3"/>obiektu, zwanego prototypem <text:s text:c="3"/>(prawidłowa)</text:p>
      <text:list xml:id="list40501032" text:style-name="L1">
        <text:list-item>
          <text:p text:style-name="P4">zapewnienie sekwencyjnego dostępu do podobiektów zgrupowanych w większym obiekcie</text:p>
          <text:p text:style-name="P4"/>
        </text:list-item>
      </text:list>
      <text:p text:style-name="P3"/>
      <text:p text:style-name="P5">Ł</text:p>
      <text:p text:style-name="P3"><text:span text:style-name="T9">1</text:span>1. Do wzorców kreacyjnych NIE zaliczamy wzorca:</text:p>
      <text:p text:style-name="P3">A. Prototyp</text:p>
      <text:p text:style-name="P3">B. Fasada</text:p>
      <text:p text:style-name="P3">C. Metoda wytwórcza</text:p>
      <text:p text:style-name="P3">D. Singleton</text:p>
      <text:p text:style-name="P3"/>
      <text:p text:style-name="P3">B</text:p>
      <text:p text:style-name="P3"/>
      <text:p text:style-name="P5">Ł</text:p>
      <text:p text:style-name="P3"><text:span text:style-name="T9">1</text:span>2. Obiekt informuje inne obiekty o zmiane stanu określonych obiektów.</text:p>
      <text:p text:style-name="P3">A. Fasada</text:p>
      <text:p text:style-name="P3">B. Pyłek</text:p>
      <text:p text:style-name="P3">C. Obserwator</text:p>
      <text:p text:style-name="P3">D. Singleton</text:p>
      <text:p text:style-name="P3"><text:s/></text:p>
      <text:p text:style-name="P3">C</text:p>
      <text:p text:style-name="P3"/>
      <text:p text:style-name="P5">Ł</text:p>
      <text:p text:style-name="P3"><text:span text:style-name="T9">1</text:span>3. Wzorzec zapewniający istnienie tylko jednej instancji pewnej klasy w całym systemie</text:p>
      <text:p text:style-name="P3">A. Prototyp</text:p>
      <text:p text:style-name="P3">B. Interpreter</text:p>
      <text:p text:style-name="P3">C. Singleton</text:p>
      <text:p text:style-name="P3">D. Most</text:p>
      <text:p text:style-name="P3"/>
      <text:p text:style-name="P5">Ł</text:p>
      <text:p text:style-name="P3"><text:span text:style-name="T9">1</text:span>4. Wzorzec pozwalający na dodawanie nowych funkcjonalności do istniejących klas dynamicznie - w trakcie działania programu.</text:p>
      <text:p text:style-name="P3">A. Dekorator</text:p>
      <text:p text:style-name="P3">B. Singleton</text:p>
      <text:p text:style-name="P3">C. Pyłek</text:p>
      <text:p text:style-name="P3">D. MVC</text:p>
      <text:p text:style-name="P3"/>
      <text:p text:style-name="P3">A</text:p>
      <text:p text:style-name="P5">T</text:p>
      <text:p text:style-name="P3"><text:span text:style-name="T9">1</text:span>5. Wzorzec, który często implementuje klasy fabryk abstrakcyjnych</text:p>
      <text:p text:style-name="P3">A. Dekorator</text:p>
      <text:p text:style-name="P3">B. MVC</text:p>
      <text:p text:style-name="P3">C. Prototyp</text:p>
      <text:p text:style-name="P3">D. Strategia</text:p>
      <text:p text:style-name="P3"/>
      <text:p text:style-name="P3">C</text:p>
      <text:p text:style-name="P3"/>
      <text:p text:style-name="P5"><text:soft-page-break/>T</text:p>
      <text:p text:style-name="P3"><text:span text:style-name="T9">1</text:span>6. Wzorzec pozwalający na tworzenie obiektów, których typy nie są ze sobą powiązane</text:p>
      <text:p text:style-name="P3">A. Strategia</text:p>
      <text:p text:style-name="P3">B. Metoda wytwórcza</text:p>
      <text:p text:style-name="P3">C. Singleton</text:p>
      <text:p text:style-name="P3">D. Fasada</text:p>
      <text:p text:style-name="P3"/>
      <text:p text:style-name="P3">B</text:p>
      <text:p text:style-name="P3"/>
      <text:p text:style-name="P5">Ś</text:p>
      <text:p text:style-name="P3"><text:span text:style-name="T9">1</text:span>7. Wzorzec umożliwiający tworzenie obiektów na podstawie przykładowej instancji</text:p>
      <text:p text:style-name="P3">A. MVC</text:p>
      <text:p text:style-name="P3">B. Dekorator</text:p>
      <text:p text:style-name="P3">C. Strategia</text:p>
      <text:p text:style-name="P3">D. Prototyp</text:p>
      <text:p text:style-name="P3"/>
      <text:p text:style-name="P3">D</text:p>
      <text:p text:style-name="P3"/>
      <text:p text:style-name="P5">Ł</text:p>
      <text:p text:style-name="P3"><text:span text:style-name="T9">1</text:span>8. W którym języku programowania najłatwiej jest zaimplementować wzorzec projektowy?</text:p>
      <text:p text:style-name="P3">A. C</text:p>
      <text:p text:style-name="P3">B. Fortran</text:p>
      <text:p text:style-name="P3">C. C#</text:p>
      <text:p text:style-name="P3">D. Prolog</text:p>
      <text:p text:style-name="P3"/>
      <text:p text:style-name="P3">C</text:p>
      <text:p text:style-name="P3"/>
      <text:p text:style-name="P5">Ł</text:p>
      <text:p text:style-name="P3"><text:span text:style-name="T9">1</text:span>9. W jakim celu stosuje się wzorce projektowe?</text:p>
      <text:p text:style-name="P3">A. Łatwiejsze testowanie aplikacji</text:p>
      <text:p text:style-name="P3">B. Szybsze pisanie aplikacji</text:p>
      <text:p text:style-name="P3">C. Większa podatność programu na późniejsze modyfikacje</text:p>
      <text:p text:style-name="P3">D. Szybsze działanie aplikacji</text:p>
      <text:p text:style-name="P3"/>
      <text:p text:style-name="P3">C</text:p>
      <text:p text:style-name="P5">Ł</text:p>
      <text:p text:style-name="P3"><text:span text:style-name="T9">2</text:span>0. Która nazwa NIE określa wzorca projektowego?</text:p>
      <text:p text:style-name="P3">A. Iterator</text:p>
      <text:p text:style-name="P3">B. Interpreter</text:p>
      <text:p text:style-name="P3">C. Dekorator</text:p>
      <text:p text:style-name="P3">D. Dekoder</text:p>
      <text:p text:style-name="P3"/>
      <text:p text:style-name="P3">D</text:p>
      <text:p text:style-name="P5">T</text:p>
      <text:p text:style-name="P3"><text:span text:style-name="T9">2</text:span>1. "Wirtualny konstruktor" to inaczej:</text:p>
      <text:p text:style-name="P3">A. Metoda wytwórcza</text:p>
      <text:p text:style-name="P3">B. Singleton</text:p>
      <text:p text:style-name="P3">C. Pyłek</text:p>
      <text:p text:style-name="P3">D. Strategia</text:p>
      <text:p text:style-name="P3"/>
      <text:p text:style-name="P3">A</text:p>
      <text:p text:style-name="P3"/>
      <text:p text:style-name="P5">Ś</text:p>
      <text:p text:style-name="P3"><text:span text:style-name="T9">2</text:span>2. Która nazwa NIE określa wzorca projektowego?</text:p>
      <text:p text:style-name="P3">A. Iterator</text:p>
      <text:p text:style-name="P3">B. Mediator</text:p>
      <text:p text:style-name="P3">C. Translator</text:p>
      <text:p text:style-name="P3"><text:soft-page-break/>D. Dekorator</text:p>
      <text:p text:style-name="P3"/>
      <text:p text:style-name="P3">C</text:p>
      <text:p text:style-name="P3"/>
      <text:p text:style-name="P6">Ł</text:p>
      <text:p text:style-name="P3"><text:span text:style-name="T9">2</text:span>3. Który z podanych wzorców jest wzorcem kreacyjnym?</text:p>
      <text:p text:style-name="P3">A. Fasada</text:p>
      <text:p text:style-name="P3">B. Singleton</text:p>
      <text:p text:style-name="P3">C. Strategia</text:p>
      <text:p text:style-name="P3">D. Most</text:p>
      <text:p text:style-name="P3"/>
      <text:p text:style-name="P3">B</text:p>
      <text:p text:style-name="P3"/>
      <text:p text:style-name="P5">T</text:p>
      <text:p text:style-name="P3"><text:span text:style-name="T9">2</text:span>4. Który z podanych wzorców jest wzorcem czynnościowym?</text:p>
      <text:p text:style-name="P3">A. Kompozyt</text:p>
      <text:p text:style-name="P3">B. Strategia</text:p>
      <text:p text:style-name="P3">C. Budowniczy</text:p>
      <text:p text:style-name="P3">D. Dekorator</text:p>
      <text:p text:style-name="P3"/>
      <text:p text:style-name="P3">B</text:p>
      <text:p text:style-name="P3"/>
      <text:p text:style-name="P5">T</text:p>
      <text:p text:style-name="P3"><text:span text:style-name="T9">2</text:span>5. Który z podanych wzorców jest wzorcem strukturalnym?</text:p>
      <text:p text:style-name="P3"/>
      <text:p text:style-name="P3">A. Dekorator</text:p>
      <text:p text:style-name="P3">B. Prototyp</text:p>
      <text:p text:style-name="P3">C. Polecenie</text:p>
      <text:p text:style-name="P3">D. Stan</text:p>
      <text:p text:style-name="P3"/>
      <text:p text:style-name="P3">A</text:p>
      <text:p text:style-name="P3"/>
      <text:p text:style-name="P5">T</text:p>
      <text:p text:style-name="P3"><text:span text:style-name="T9">2</text:span>6.Który z podanych wzorców NIE jest wzorcem strukturalnym?</text:p>
      <text:p text:style-name="P3">A. Adapter</text:p>
      <text:p text:style-name="P3">B. Most</text:p>
      <text:p text:style-name="P3">C. Interpreter</text:p>
      <text:p text:style-name="P3">D. Dekorator</text:p>
      <text:p text:style-name="P3"/>
      <text:p text:style-name="P3">C</text:p>
      <text:p text:style-name="P3"/>
      <text:p text:style-name="P5">Ś</text:p>
      <text:p text:style-name="P3"><text:span text:style-name="T9">2</text:span>7. Wzorzec, który ułatwia dostęp do złożonego systemu poprzed ujednolicenie jego interfejsu to:</text:p>
      <text:p text:style-name="P3">A. Most</text:p>
      <text:p text:style-name="P3">B. Adapter</text:p>
      <text:p text:style-name="P3">C. Fasada</text:p>
      <text:p text:style-name="P3">D. Dekorator</text:p>
      <text:p text:style-name="P3"/>
      <text:p text:style-name="P3">C</text:p>
      <text:p text:style-name="P3"/>
      <text:p text:style-name="P5">Ł</text:p>
      <text:p text:style-name="P3"><text:span text:style-name="T9">2</text:span>8. Wybierz podpunkt, który nie pasuje do pozostałych:</text:p>
      <text:p text:style-name="P3">A. Proxy</text:p>
      <text:p text:style-name="P3">B. Obiekt zastępczy</text:p>
      <text:p text:style-name="P3">C. Pełnomocnik</text:p>
      <text:p text:style-name="P3">D. Fasada</text:p>
      <text:p text:style-name="P3"/>
      <text:p text:style-name="P3"><text:soft-page-break/>D</text:p>
      <text:p text:style-name="P6">-------------------------------------------------------------------------------------------------------------------</text:p>
      <text:p text:style-name="P5">T</text:p>
      <text:p text:style-name="P3"><text:span text:style-name="T9">2</text:span>9. Mając do zaprojektowania aplikację desktopową, która zapewnia użytkownikowi możliwość cofania dokonanych w programie zmian, najlepiej jest użyć wzorca:</text:p>
      <text:p text:style-name="P3">A. Kompozyt</text:p>
      <text:p text:style-name="P3">B. Budowniczy</text:p>
      <text:p text:style-name="P3">C. Polecenie</text:p>
      <text:p text:style-name="P3">D. Pyłek</text:p>
      <text:p text:style-name="P3"/>
      <text:p text:style-name="P3">C</text:p>
      <text:p text:style-name="P3"/>
      <text:p text:style-name="P5">T</text:p>
      <text:p text:style-name="P3"><text:span text:style-name="T9">3</text:span>0. Mając do zaprojektowania aplikację desktopową, która zapewnia użytkownikowi możliwość przeglądania historii zmian dokonanych w programie, najlepiej jest użyć wzorca:</text:p>
      <text:p text:style-name="P3">A. Kompozyt</text:p>
      <text:p text:style-name="P3">B. Budowniczy</text:p>
      <text:p text:style-name="P3">C. Polecenie</text:p>
      <text:p text:style-name="P3">D. Pyłek</text:p>
      <text:p text:style-name="P3"/>
      <text:p text:style-name="P3">C</text:p>
      <text:p text:style-name="P3"/>
      <text:p text:style-name="P5">T</text:p>
      <text:p text:style-name="P3"><text:span text:style-name="T9">3</text:span>1. Wzorzec, który pozwala zgrupować dużą ilość obiektów tej samej klasy w jednym miejscu</text:p>
      <text:p text:style-name="P3">A. Kompozyt</text:p>
      <text:p text:style-name="P3">B. Polecenie</text:p>
      <text:p text:style-name="P3">C. Singleton</text:p>
      <text:p text:style-name="P3">D. Pyłek</text:p>
      <text:p text:style-name="P3"/>
      <text:p text:style-name="P3">D</text:p>
      <text:p text:style-name="P3"/>
      <text:p text:style-name="P5">Ś</text:p>
      <text:p text:style-name="P3"><text:span text:style-name="T9">3</text:span>2. Komunikację między formularzem aplikacji okienkowej a jej kontolerem można zaimplementować stosując wzorzec:</text:p>
      <text:p text:style-name="P3">A. Obserwator</text:p>
      <text:p text:style-name="P3">B. Singleton</text:p>
      <text:p text:style-name="P3">C. Fabryka</text:p>
      <text:p text:style-name="P3">D. Prototyp</text:p>
      <text:p text:style-name="P3"/>
      <text:p text:style-name="P3">A</text:p>
      <text:p text:style-name="P3"/>
      <text:p text:style-name="P5">Ś</text:p>
      <text:p text:style-name="P3"><text:span text:style-name="T9">3</text:span>3. Chcąc stworzyć aplikację do przeszukiwania tekstu dającą użytkownikowi możliwość wyboru algorytmu przeszukiwana, można zastosować wzorzec: </text:p>
      <text:p text:style-name="P3">A. Singleton</text:p>
      <text:p text:style-name="P3">B. Prototyp</text:p>
      <text:p text:style-name="P3">C. Pyłek</text:p>
      <text:p text:style-name="P3">D. Strategia</text:p>
      <text:p text:style-name="P3"/>
      <text:p text:style-name="P3">D</text:p>
      <text:p text:style-name="P3"/>
      <text:p text:style-name="P5">T</text:p>
      <text:p text:style-name="P3"><text:span text:style-name="T9">3</text:span>4. Do zaprojektowania aplikacji "kalkulator" można wykorzystać wzorzec:</text:p>
      <text:p text:style-name="P3">A. Budowniczy</text:p>
      <text:p text:style-name="P3">B. Iterator</text:p>
      <text:p text:style-name="P3">C. Singleton</text:p>
      <text:p text:style-name="P3">D. Interpreter</text:p>
      <text:p text:style-name="P3"><text:soft-page-break/></text:p>
      <text:p text:style-name="P3">D</text:p>
      <text:p text:style-name="P3"/>
      <text:p text:style-name="P5">T</text:p>
      <text:p text:style-name="P3"><text:span text:style-name="T9">3</text:span>5. Gdy tworzenie obiektu danej klasy jest operacją złożoną, wygodnie jest użyć wzorca:</text:p>
      <text:p text:style-name="P3">A. Strategia</text:p>
      <text:p text:style-name="P3">B. Dekorator</text:p>
      <text:p text:style-name="P3">C. Polecenie</text:p>
      <text:p text:style-name="P3">D. Metoda wytwórcza</text:p>
      <text:p text:style-name="P3"/>
      <text:p text:style-name="P3">D</text:p>
      <text:p text:style-name="P3"/>
      <text:p text:style-name="P5">T</text:p>
      <text:p text:style-name="P3"><text:span text:style-name="T9">3</text:span>6. Kiedy wzorzec "Singleton" wymaga dodatkowych zabezpieczeń podczas tworzenia instancji danej klasy?</text:p>
      <text:p text:style-name="P3">A. W aplikacjach wielowątkowych</text:p>
      <text:p text:style-name="P3">B. Gdy chcemy mieć globalny dostęp do danej instancji</text:p>
      <text:p text:style-name="P3">C. Gdy chcemy stworzyć kilka instancji danej klasy</text:p>
      <text:p text:style-name="P3">D. W programach do wizualizacji plików graficznych</text:p>
      <text:p text:style-name="P3"/>
      <text:p text:style-name="P3">A</text:p>
      <text:p text:style-name="P3"/>
      <text:p text:style-name="P5">Ś</text:p>
      <text:p text:style-name="P3"><text:span text:style-name="T9">3</text:span>7. Wskaż słowo, które nie pasuje do pozostałych:</text:p>
      <text:p text:style-name="P3">A. Budowniczy</text:p>
      <text:p text:style-name="P3">B. Adapter</text:p>
      <text:p text:style-name="P3">C. Dekorator</text:p>
      <text:p text:style-name="P3">D. Kompozyt</text:p>
      <text:p text:style-name="P3"/>
      <text:p text:style-name="P3">A</text:p>
      <text:p text:style-name="P3"/>
      <text:p text:style-name="P5">Ł</text:p>
      <text:p text:style-name="P3"><text:span text:style-name="T9">3</text:span>8. Który z podanych niżej wzorców uważany jest przez niektórych za antywzorzec?</text:p>
      <text:p text:style-name="P3">A. Obserwator</text:p>
      <text:p text:style-name="P3">B. Pyłek</text:p>
      <text:p text:style-name="P3">C. Singleton</text:p>
      <text:p text:style-name="P3">D. Most</text:p>
      <text:p text:style-name="P3"/>
      <text:p text:style-name="P3">C</text:p>
      <text:p text:style-name="P3"/>
      <text:p text:style-name="P5">Ś</text:p>
      <text:p text:style-name="P3"><text:span text:style-name="T9">3</text:span>9. Który z podanych niżej wzorców implementuje obiektowy odpowiednik zmiennej globalnej?</text:p>
      <text:p text:style-name="P3">A. Most</text:p>
      <text:p text:style-name="P3">B. Fabryka</text:p>
      <text:p text:style-name="P3">C. Pełnomocnik</text:p>
      <text:p text:style-name="P3">D. Singleton</text:p>
      <text:p text:style-name="P3"/>
      <text:p text:style-name="P3">D</text:p>
      <text:p text:style-name="P3"/>
      <text:p text:style-name="P5">T</text:p>
      <text:p text:style-name="P3"><text:span text:style-name="T9">4</text:span>0. Który z podanych niżej wzorców pozwala na zaprojektowanie aplikacji pracującej w kilku różnych trybach? </text:p>
      <text:p text:style-name="P3">A. Pełnomocnik</text:p>
      <text:p text:style-name="P3">B. Fabryka</text:p>
      <text:p text:style-name="P3">C. Singleton</text:p>
      <text:p text:style-name="P3">D. Stan</text:p>
      <text:p text:style-name="P3"/>
      <text:p text:style-name="P3"><text:soft-page-break/>D</text:p>
      <text:p text:style-name="P3"/>
      <text:p text:style-name="P3">Łatwe</text:p>
      <text:list xml:id="list40502616" text:style-name="L2">
        <text:list-header>
          <text:p text:style-name="P7"><text:span text:style-name="T9">41.</text:span>Która z poniższych opcji nie jest kategorią wzorców pojektowych:</text:p>
          <text:p text:style-name="P7">A. wzorce kreacyjne</text:p>
          <text:p text:style-name="P7">B. wzorce czynnościowe</text:p>
          <text:p text:style-name="P7"><text:span text:style-name="T1">C.</text:span> wzorce analityczne</text:p>
          <text:p text:style-name="P7">D. wzorce strukturalne</text:p>
        </text:list-header>
      </text:list>
      <text:p text:style-name="P3"/>
      <text:p text:style-name="P3">Trudne</text:p>
      <text:list xml:id="list41440742" text:continue-numbering="true" text:style-name="L2">
        <text:list-header>
          <text:p text:style-name="P7"><text:span text:style-name="T9">42 </text:span>Który z poniższych wzorców jest pochodną wzorca MVC używaną szczególnie do tworzenia interfejsu użytkownika?</text:p>
          <text:p text:style-name="P7"><text:span text:style-name="T1">A.</text:span> Model View Presenter</text:p>
          <text:p text:style-name="P7">B. Model View Interface</text:p>
          <text:p text:style-name="P7">C. Model Presenter Controller</text:p>
          <text:p text:style-name="P7">D. Presenter View Controller</text:p>
        </text:list-header>
      </text:list>
      <text:p text:style-name="P3"/>
      <text:p text:style-name="P3">Średnie</text:p>
      <text:list xml:id="list41445689" text:continue-numbering="true" text:style-name="L2">
        <text:list-header>
          <text:p text:style-name="P7"><text:span text:style-name="T9">43 </text:span>Rolę któego składnika wzorca MVC przejmuje Prezenter we wzorcu MVP:</text:p>
          <text:p text:style-name="P7">A. Model</text:p>
          <text:p text:style-name="P7"><text:span text:style-name="T1">B.</text:span> Controller</text:p>
          <text:p text:style-name="P7">C. ViewModel</text:p>
          <text:p text:style-name="P7">D. View</text:p>
        </text:list-header>
      </text:list>
      <text:p text:style-name="P3"/>
      <text:p text:style-name="P3">Średnie</text:p>
      <text:list xml:id="list41436972" text:continue-numbering="true" text:style-name="L2">
        <text:list-header>
          <text:p text:style-name="P7"><text:span text:style-name="T9">44 </text:span>Który składnik wzorca MVP odgrywa rolę pośrednika między pozostałymi składnikami?</text:p>
          <text:p text:style-name="P7">A. Controller</text:p>
          <text:p text:style-name="P7">B. Model</text:p>
          <text:p text:style-name="P7">C. View</text:p>
          <text:p text:style-name="P8">D. <text:span text:style-name="T5">Presenter</text:span></text:p>
        </text:list-header>
      </text:list>
      <text:p text:style-name="P9"/>
      <text:p text:style-name="P9">Średnie</text:p>
      <text:list xml:id="list41440323" text:continue-numbering="true" text:style-name="L2">
        <text:list-header>
          <text:p text:style-name="P7"><text:span text:style-name="T9">45 K</text:span>tóra składowa wzorca Model View ViewModel odpowiada za przekazywanie danych z modelu do widoku?</text:p>
          <text:p text:style-name="P7">A. Model</text:p>
          <text:p text:style-name="P7">B. ViewModel</text:p>
          <text:p text:style-name="P7">C. Controller</text:p>
          <text:p text:style-name="P8">D. <text:span text:style-name="T5">View</text:span></text:p>
        </text:list-header>
      </text:list>
      <text:p text:style-name="P9"/>
      <text:p text:style-name="P9">Trudne</text:p>
      <text:list xml:id="list41430059" text:continue-numbering="true" text:style-name="L2">
        <text:list-header>
          <text:p text:style-name="P7"><text:span text:style-name="T9">46 </text:span>Jak nazywa się wzorzec zakładający istnienie hierarchicznego drzewa agentów składających się z części abstrakcyjnej, prezentacyjnej i kontrolującej:</text:p>
          <text:p text:style-name="P7">A. Model Abstraction Control</text:p>
          <text:p text:style-name="P8">B. <text:span text:style-name="T5">Presentation Abstraction Control</text:span></text:p>
          <text:p text:style-name="P7">C. View Abstraction Control</text:p>
          <text:p text:style-name="P7">D. Model View Abstraction</text:p>
        </text:list-header>
      </text:list>
      <text:p text:style-name="P3"/>
      <text:p text:style-name="P3">Trudne</text:p>
      <text:list xml:id="list41421601" text:continue-numbering="true" text:style-name="L2">
        <text:list-header>
          <text:p text:style-name="P7"><text:span text:style-name="T9">47 </text:span>Które składowe rozłącza modyfikacja Pasywny Widok powstała na podstawie wzorca MVC?</text:p>
          <text:p text:style-name="P7">A. Model i ViewModel</text:p>
          <text:p text:style-name="P7">B. Kontroler i Model</text:p>
          <text:p text:style-name="P7">C. Widok i Kontroler</text:p>
          <text:p text:style-name="P8">D. <text:span text:style-name="T5">Widok i Model</text:span></text:p>
        </text:list-header>
      </text:list>
      <text:p text:style-name="P9"/>
      <text:p text:style-name="P9">Łatwe</text:p>
      <text:list xml:id="list41438631" text:continue-numbering="true" text:style-name="L2">
        <text:list-header>
          <text:p text:style-name="P7"><text:span text:style-name="T9">48 </text:span>Jak nazywa się platforma aplikacyjna umożliwiająca tworzenie aplikacji zgodnie z wzorcem MVC w .NET?</text:p>
          <text:p text:style-name="P7"><text:soft-page-break/><text:span text:style-name="T1">A.</text:span> ASP.NET MVC</text:p>
          <text:p text:style-name="P7">B. ADO.NET MVC</text:p>
          <text:p text:style-name="P7">C. ASD.NET MVC</text:p>
          <text:p text:style-name="P7">D. ASO.NET MVC</text:p>
        </text:list-header>
      </text:list>
      <text:p text:style-name="P35"/>
      <text:p text:style-name="P11">Łatwe</text:p>
      <text:list xml:id="list40521112" text:style-name="L3">
        <text:list-item>
          <text:list>
            <text:list-header>
              <text:p text:style-name="P12"><text:span text:style-name="T9">49 </text:span>Wzorzec Pełnomocnik należy do wzorców:</text:p>
            </text:list-header>
          </text:list>
        </text:list-item>
      </text:list>
      <text:p text:style-name="P3"><text:tab/>A. kreacyjnych</text:p>
      <text:p text:style-name="P3"><text:tab/><text:span text:style-name="T1">B.</text:span> strukturalnych</text:p>
      <text:p text:style-name="P3"><text:tab/>C. czynnościowych</text:p>
      <text:p text:style-name="P3"><text:tab/>D. mnogościowych</text:p>
      <text:p text:style-name="P3"/>
      <text:p text:style-name="P3"><text:tab/>B.</text:p>
      <text:p text:style-name="P3"/>
      <text:p text:style-name="P3">Średnie</text:p>
      <text:p text:style-name="P3"><text:span text:style-name="T9">50 </text:span>Wzorce te opisują sposób konstrukcji struktur obiektowych oraz korzystają z dziedziczenia i <text:s text:c="4"/>delegacji:</text:p>
      <text:p text:style-name="P3"><text:tab/>A. wzorce kreacyjne</text:p>
      <text:p text:style-name="P3"><text:tab/>B. wzorce behawioralne</text:p>
      <text:p text:style-name="P3"><text:tab/><text:span text:style-name="T1">C. </text:span>wzorce strukturalne</text:p>
      <text:p text:style-name="P3"><text:tab/>D. wzorce opisowe</text:p>
      <text:p text:style-name="P11"><text:tab/></text:p>
      <text:p text:style-name="P11"><text:tab/><text:span text:style-name="T1">C.</text:span></text:p>
      <text:p text:style-name="P13"/>
      <text:p text:style-name="P16">Łatwe</text:p>
      <text:p text:style-name="P16"><text:span text:style-name="T9">51 </text:span>Wzorce Odwiedzający, Pamiątka, Mediator są wzorcami:</text:p>
      <text:p text:style-name="P16"><text:tab/>A. strukturalnymi</text:p>
      <text:p text:style-name="P16"><text:tab/>B. kreacyjnymi</text:p>
      <text:p text:style-name="P16"><text:tab/><text:span text:style-name="T1">C.</text:span> czynnościowymi (behawioralnymi)</text:p>
      <text:p text:style-name="P16"><text:tab/>D. analitycznymi</text:p>
      <text:p text:style-name="P16"/>
      <text:p text:style-name="P16"><text:tab/>C.</text:p>
      <text:p text:style-name="P16"/>
      <text:p text:style-name="P16">Trudne</text:p>
      <text:p text:style-name="P16"><text:span text:style-name="T9">52 </text:span>Wzorzec Model-View-Presenter jest wzorcem pochodnym od:</text:p>
      <text:p text:style-name="P16"><text:tab/>A. wzorca Pamiątki</text:p>
      <text:p text:style-name="P16"><text:tab/><text:span text:style-name="T1">B.</text:span> wzorca Model-View-Controller</text:p>
      <text:p text:style-name="P16"><text:tab/>C. wzorca Budowniczy</text:p>
      <text:list xml:id="list40522639" text:style-name="L4">
        <text:list-header>
          <text:p text:style-name="P17">D. wzorca Strategia</text:p>
        </text:list-header>
      </text:list>
      <text:p text:style-name="P16"/>
      <text:p text:style-name="P16"><text:tab/>B.</text:p>
      <text:p text:style-name="P16"/>
      <text:p text:style-name="P16">Trudne</text:p>
      <text:p text:style-name="P16"><text:span text:style-name="T9">53</text:span> Gdy chcemy umożliwić współpracę dwóm klasom o niekompatybilnych interfejsach, wówczas stosujemy:</text:p>
      <text:p text:style-name="P16"><text:tab/>A. Wzorzec Budowniczy</text:p>
      <text:p text:style-name="P16"><text:tab/>B. Wzorzec Fabryka abstrakcyjna</text:p>
      <text:p text:style-name="P16"><text:tab/>C. Wzorzec Dekorator</text:p>
      <text:p text:style-name="P16"><text:tab/><text:span text:style-name="T1">D.</text:span> Wzorzec Adapter</text:p>
      <text:p text:style-name="P16"/>
      <text:p text:style-name="P16"><text:tab/>D.</text:p>
      <text:p text:style-name="P16"/>
      <text:p text:style-name="P16">Średnie</text:p>
      <text:p text:style-name="P16"><text:span text:style-name="T9">54 </text:span>Wzorzec ten służy do ulepszania i rozbudowywania obiektów:</text:p>
      <text:p text:style-name="P16"><text:tab/><text:span text:style-name="T1">A.</text:span> Dekorator</text:p>
      <text:p text:style-name="P16"><text:tab/>B. Pyłek</text:p>
      <text:p text:style-name="P16"><text:tab/>C. Pamiątka</text:p>
      <text:p text:style-name="P16"><text:tab/>D. Stan</text:p>
      <text:p text:style-name="P16"><text:soft-page-break/></text:p>
      <text:p text:style-name="P16"><text:tab/>A.</text:p>
      <text:p text:style-name="P16"/>
      <text:p text:style-name="P16">Łatwe</text:p>
      <text:p text:style-name="P16"><text:span text:style-name="T9">55 </text:span>Wzorzec ten został stworzony w latach 70. w laboratoriach firmy Xerox przez programistę pracującego wówczas nad językiem Smalltalk</text:p>
      <text:p text:style-name="P16"><text:tab/><text:span text:style-name="T1">A.</text:span> Model-View-Controller</text:p>
      <text:p text:style-name="P16"><text:tab/>B. Pamiątka</text:p>
      <text:p text:style-name="P16"><text:tab/>C. Adapter</text:p>
      <text:p text:style-name="P16"><text:tab/>D. Budowniczy</text:p>
      <text:p text:style-name="P16"/>
      <text:p text:style-name="P16"><text:tab/>A.</text:p>
      <text:p text:style-name="P16"/>
      <text:p text:style-name="P16">Łatwe</text:p>
      <text:p text:style-name="P16"><text:span text:style-name="T9">56 </text:span>Wzorzec ten cieszy się dużą popularnością wśród aplikacji WWW. Własną implementację tego wzorca posiada także firma Microsoft.</text:p>
      <text:p text:style-name="P16"><text:tab/>A. Dekorator</text:p>
      <text:p text:style-name="P16"><text:tab/>B. Fabryka abstrakcyjna</text:p>
      <text:p text:style-name="P16"><text:span text:style-name="T1"><text:tab/>C.</text:span> Model-View-Controller</text:p>
      <text:p text:style-name="P16"><text:tab/>D. Pamiątka</text:p>
      <text:p text:style-name="P16"/>
      <text:p text:style-name="P16"><text:tab/>C.</text:p>
      <text:p text:style-name="P16"/>
      <text:p text:style-name="P16">Średni</text:p>
      <text:list xml:id="list40507804" text:style-name="L5">
        <text:list-header>
          <text:p text:style-name="P18"><text:span text:style-name="T9">57 </text:span>Jak nazywał się architekt, od którego wywodzą się wzorce projektowe w informatyce.</text:p>
        </text:list-header>
      </text:list>
      <text:p text:style-name="P11"><text:tab/>A. Leopold Staff</text:p>
      <text:p text:style-name="P16"><text:tab/>B. Christopher Alexandrer</text:p>
      <text:p text:style-name="P16"><text:tab/>C. Philip Johnson</text:p>
      <text:p text:style-name="P16"><text:tab/>D. Donato Bramante</text:p>
      <text:p text:style-name="P16"/>
      <text:p text:style-name="P16"><text:tab/>B.</text:p>
      <text:p text:style-name="P16"/>
      <text:p text:style-name="P16">Średni</text:p>
      <text:list xml:id="list40510442" text:style-name="L6">
        <text:list-header>
          <text:p text:style-name="P19"><text:span text:style-name="T9">58 </text:span>Jakich dwóch twórców oprogramowania wprowadziło termin wzorców projektowych.</text:p>
        </text:list-header>
      </text:list>
      <text:p text:style-name="P16"><text:tab/>A. Kent Beck, Ward Cunningham</text:p>
      <text:p text:style-name="P16"><text:tab/>B. Erich Gamma, Richard Helm</text:p>
      <text:p text:style-name="P16"><text:tab/>C. Ralph Johnson, John Vlissides</text:p>
      <text:p text:style-name="P16"><text:tab/>D. Bill Gates, Mark Zuckerberg</text:p>
      <text:p text:style-name="P16"/>
      <text:p text:style-name="P16"><text:tab/>A.</text:p>
      <text:p text:style-name="P16"/>
      <text:p text:style-name="P23">Łatwy</text:p>
      <text:list xml:id="list41446810" text:continue-numbering="true" text:style-name="L6">
        <text:list-header>
          <text:p text:style-name="P20"><text:span text:style-name="T9">59 </text:span>Jakich dwóch twórców oprogramowania wprowadziło termin wzorców projektowych.<text:span text:style-name="T6">Który wzorzec umożliwia wprowadzanie warstw podsystemów?</text:span></text:p>
        </text:list-header>
      </text:list>
      <text:p text:style-name="P14"><text:tab/>A. <text:span text:style-name="T6">Fasada</text:span></text:p>
      <text:p text:style-name="P24"><text:tab/>B. <text:span text:style-name="T6">Dekorator</text:span></text:p>
      <text:p text:style-name="P24"><text:tab/>C. <text:span text:style-name="T6">Singleton</text:span></text:p>
      <text:p text:style-name="P24"><text:tab/>D. <text:span text:style-name="T6">MVC</text:span></text:p>
      <text:p text:style-name="P23"/>
      <text:p text:style-name="P24">Średni</text:p>
      <text:list xml:id="list41420354" text:continue-numbering="true" text:style-name="L6">
        <text:list-header>
          <text:p text:style-name="P20"><text:span text:style-name="T9">60 </text:span><text:span text:style-name="T6">Na co pozwala przezroczystość Dekoratora?</text:span></text:p>
        </text:list-header>
      </text:list>
      <text:p text:style-name="P24"><text:tab/>A. <text:span text:style-name="T6">Rozdzielenie warstw podsystemów.</text:span></text:p>
      <text:p text:style-name="P14"><text:tab/>B. <text:span text:style-name="T6">Zagnieżdżanie dekoratorów wgłąb.</text:span></text:p>
      <text:p text:style-name="P24"><text:tab/>C. <text:span text:style-name="T6">Wprowadzenie wspólnego interfejsu dla wszystkich podsystemów.</text:span></text:p>
      <text:p text:style-name="P23">D. Ozdabianie elementów systemu.</text:p>
      <text:p text:style-name="P23"/>
      <text:p text:style-name="P23">Łatwe</text:p>
      <text:list xml:id="list41420322" text:continue-numbering="true" text:style-name="L6">
        <text:list-header>
          <text:p text:style-name="P20"><text:soft-page-break/><text:span text:style-name="T9">61 </text:span><text:span text:style-name="T6">Czego nie dotyczą wzorce projektowe GoF?</text:span></text:p>
        </text:list-header>
      </text:list>
      <text:p text:style-name="P24"><text:tab/>A. <text:span text:style-name="T6">Konstrukcji programistycznych poprawiających jakość kodu</text:span></text:p>
      <text:p text:style-name="P24"><text:tab/>B. <text:span text:style-name="T6">Współpracy obiektów wewnątrz systemu</text:span></text:p>
      <text:p text:style-name="P14"><text:tab/>C. <text:span text:style-name="T6">Języka programowania, w którym implementowany jest system.</text:span></text:p>
      <text:p text:style-name="P23">D. Dobrych praktyk programowania</text:p>
      <text:p text:style-name="P23"/>
      <text:p text:style-name="P25">Średnie</text:p>
      <text:list xml:id="list41439085" text:continue-numbering="true" text:style-name="L6">
        <text:list-header>
          <text:p text:style-name="P21"><text:span text:style-name="T9">62 </text:span><text:span text:style-name="T7">Jaki problem adresują wzorce architektoniczne?</text:span></text:p>
        </text:list-header>
      </text:list>
      <text:p text:style-name="P24"><text:tab/>A. <text:span text:style-name="T2">współdziałania modułów całego systemu informatycznego</text:span></text:p>
      <text:p text:style-name="P24"><text:tab/>B. <text:span text:style-name="T7">komunikacji między klasami projektu</text:span></text:p>
      <text:p text:style-name="P24"><text:tab/>C. <text:span text:style-name="T7">organizacją klas projektu</text:span></text:p>
      <text:p text:style-name="P24"><text:span text:style-name="T6">D. </text:span><text:span text:style-name="T7">tworzeniem klas projektu</text:span></text:p>
      <text:p text:style-name="P26"/>
      <text:p text:style-name="P25">Łatwe</text:p>
      <text:list xml:id="list41444733" text:continue-numbering="true" text:style-name="L6">
        <text:list-header>
          <text:p text:style-name="P21"><text:span text:style-name="T9">63 </text:span><text:span text:style-name="T7">Jaka jest różnica między wzorcami projektowymi a architektonicznymi?</text:span></text:p>
        </text:list-header>
      </text:list>
      <text:p text:style-name="P28"><text:tab/>A. <text:span text:style-name="T7">Wzorce p</text:span><text:span text:style-name="T2">rojektowe opisują organizację klas w projekcie, natomiast architektoniczne <text:s/>współdziałanie całego systemu.</text:span></text:p>
      <text:p text:style-name="P28"><text:tab/>B. <text:span text:style-name="T7">Wzorce projektowe opisują współdziałanie systemu informatycznego, natomiast architektoniczne orgzanizację klas w projekcie.</text:span></text:p>
      <text:p text:style-name="P28"><text:tab/>C. <text:span text:style-name="T7">Nie ma różnicy</text:span></text:p>
      <text:p text:style-name="P28"><text:span text:style-name="T6">D. </text:span><text:span text:style-name="T7">Różnią się platformą i technologią, dla których są dedykowane.</text:span></text:p>
      <text:p text:style-name="P25"/>
      <text:p text:style-name="P25"/>
      <text:p text:style-name="P25">Łatwe</text:p>
      <text:list xml:id="list41428852" text:continue-numbering="true" text:style-name="L6">
        <text:list-header>
          <text:p text:style-name="P21"><text:span text:style-name="T9">64 </text:span><text:span text:style-name="T7">Wzorce, które wspomagają projektowanie współdziałania systemu informatycznego nazywamy:</text:span></text:p>
        </text:list-header>
      </text:list>
      <text:p text:style-name="P28"><text:tab/>A. <text:span text:style-name="T7">budowlanymi</text:span></text:p>
      <text:p text:style-name="P28"><text:tab/>B. <text:span text:style-name="T7">komunikacyjnymi</text:span></text:p>
      <text:p text:style-name="P28"><text:tab/>C. <text:span text:style-name="T7">systemowe</text:span></text:p>
      <text:p text:style-name="P28"><text:span text:style-name="T6"><text:tab/>D. </text:span><text:span text:style-name="T2">architektoniczne</text:span></text:p>
      <text:p text:style-name="P25"/>
      <text:p text:style-name="P25">Łatwe</text:p>
      <text:list xml:id="list41420623" text:continue-numbering="true" text:style-name="L6">
        <text:list-header>
          <text:p text:style-name="P22"><text:span text:style-name="T9">65 </text:span><text:span text:style-name="T8">Wzorce wspomagające integrację systemów informatycznych to wzorce: </text:span></text:p>
        </text:list-header>
      </text:list>
      <text:p text:style-name="P28"><text:tab/>A. <text:span text:style-name="T3">integracyjne</text:span></text:p>
      <text:p text:style-name="P28"><text:tab/>B. <text:span text:style-name="T8">implementacyjne</text:span></text:p>
      <text:p text:style-name="P28">C. <text:span text:style-name="T8">komunikacyjne</text:span></text:p>
      <text:p text:style-name="P28"><text:span text:style-name="T6">D.</text:span><text:span text:style-name="T7"> </text:span><text:span text:style-name="T8">analityczne</text:span></text:p>
      <text:p text:style-name="P25"/>
      <text:p text:style-name="P29">Średnie</text:p>
      <text:list xml:id="list41426940" text:continue-numbering="true" text:style-name="L6">
        <text:list-header>
          <text:p text:style-name="P22"><text:span text:style-name="T9">66 </text:span><text:span text:style-name="T8">Które z wymienionych typów wzorców są wzorcami niskopoziomowymi</text:span></text:p>
        </text:list-header>
      </text:list>
      <text:p text:style-name="P30"><text:tab/>A. <text:span text:style-name="T3">implementacyjne</text:span></text:p>
      <text:p text:style-name="P30"><text:tab/>B. <text:span text:style-name="T8">integracyjne</text:span></text:p>
      <text:p text:style-name="P30"><text:tab/>C. <text:span text:style-name="T8">architektoniczne</text:span></text:p>
      <text:p text:style-name="P30"><text:span text:style-name="T6">D. </text:span><text:span text:style-name="T8">behawioralne</text:span></text:p>
      <text:p text:style-name="P29"/>
      <text:p text:style-name="P27"/>
      <text:p text:style-name="P29">Średnie</text:p>
      <text:list xml:id="list41414894" text:continue-numbering="true" text:style-name="L6">
        <text:list-header>
          <text:p text:style-name="P22"><text:span text:style-name="T9">68 </text:span><text:span text:style-name="T8">Który typ wzorców korzysta mechanizmów i konstrukcji językowych?</text:span></text:p>
        </text:list-header>
      </text:list>
      <text:p text:style-name="P30"><text:tab/>A. <text:span text:style-name="T8">komunikacyjne</text:span></text:p>
      <text:p text:style-name="P30"><text:tab/>B. <text:span text:style-name="T8">integracyjne</text:span></text:p>
      <text:p text:style-name="P15"><text:tab/>C. <text:span text:style-name="T8">implementacyjne</text:span></text:p>
      <text:p text:style-name="P30"><text:span text:style-name="T6"><text:tab/>D. </text:span><text:span text:style-name="T8">architektoniczne</text:span></text:p>
      <text:p text:style-name="P29">Średnie</text:p>
      <text:list xml:id="list41427489" text:continue-numbering="true" text:style-name="L6">
        <text:list-header>
          <text:p text:style-name="P22"><text:span text:style-name="T9">69 </text:span><text:span text:style-name="T8">Składowymi wzorca Kompozyt są:</text:span></text:p>
        </text:list-header>
      </text:list>
      <text:p text:style-name="P30"><text:tab/>A. <text:span text:style-name="T3">liśc, kompozyt, komponent</text:span></text:p>
      <text:p text:style-name="P30"><text:tab/>B. <text:span text:style-name="T8">liść, kompozyt, kontroler</text:span></text:p>
      <text:p text:style-name="P30"><text:tab/>C. <text:span text:style-name="T8">kompozyt, kontroler, komponent</text:span></text:p>
      <text:p text:style-name="P30"><text:span text:style-name="T6">D. </text:span><text:span text:style-name="T8">liść, korzeń, korona</text:span></text:p>
      <text:p text:style-name="P29"><text:soft-page-break/></text:p>
      <text:p text:style-name="P29">Średnie</text:p>
      <text:list xml:id="list41419687" text:continue-numbering="true" text:style-name="L6">
        <text:list-header>
          <text:p text:style-name="P22"><text:span text:style-name="T9">70 </text:span><text:span text:style-name="T8">We wzorcu Kompozyt, strukturą hierarchiczną można zarządzać za pomocą:</text:span></text:p>
        </text:list-header>
      </text:list>
      <text:p text:style-name="P30"><text:tab/>A. <text:span text:style-name="T8">liści</text:span></text:p>
      <text:p text:style-name="P30"><text:tab/>B. <text:span text:style-name="T3">korzeni</text:span></text:p>
      <text:p text:style-name="P30"><text:tab/>C. <text:span text:style-name="T8">pni</text:span></text:p>
      <text:p text:style-name="P30"><text:span text:style-name="T6">D. </text:span><text:span text:style-name="T8">koron</text:span></text:p>
      <text:p text:style-name="P29"/>
      <text:p text:style-name="P29">Średnie</text:p>
      <text:list xml:id="list41425973" text:continue-numbering="true" text:style-name="L6">
        <text:list-header>
          <text:p text:style-name="P22"><text:span text:style-name="T9">71 </text:span><text:span text:style-name="T8">Stany we wzorcu projektowym Stan dzielimy na:</text:span></text:p>
        </text:list-header>
      </text:list>
      <text:p text:style-name="P30"><text:tab/>A. <text:span text:style-name="T8">abstrakcyjne i rzeczywiste</text:span></text:p>
      <text:p text:style-name="P30"><text:tab/>B. <text:span text:style-name="T8">konkretne i sztuczne</text:span></text:p>
      <text:p text:style-name="P15"><text:tab/>C. <text:span text:style-name="T8">abstrakcyjne i konkretne</text:span></text:p>
      <text:p text:style-name="P30"><text:span text:style-name="T6">D. </text:span><text:span text:style-name="T8">sztuczne i rzeczywiste</text:span></text:p>
      <text:p text:style-name="P29"/>
      <text:p text:style-name="P29"/>
      <text:p text:style-name="P29">Średnie</text:p>
      <text:list xml:id="list41420271" text:continue-numbering="true" text:style-name="L6">
        <text:list-header>
          <text:p text:style-name="P22"><text:span text:style-name="T9">72 </text:span><text:span text:style-name="T8">Który rodzaj stanu pozwala na hermetyzację zachowań związanych ze stanami we wzorcu Stan?</text:span></text:p>
        </text:list-header>
      </text:list>
      <text:p text:style-name="P15"><text:tab/>A. <text:span text:style-name="T8">abstrakcyjny</text:span></text:p>
      <text:p text:style-name="P30"><text:tab/>B. <text:span text:style-name="T8">konkretny</text:span></text:p>
      <text:p text:style-name="P30"><text:tab/>C. <text:span text:style-name="T8">rzeczywisty</text:span></text:p>
      <text:p text:style-name="P30"><text:span text:style-name="T6">D. </text:span><text:span text:style-name="T8">sztuczny</text:span></text:p>
      <text:p text:style-name="P29"/>
      <text:p text:style-name="P31">Średnie</text:p>
      <text:list xml:id="list41430676" text:continue-numbering="true" text:style-name="L6">
        <text:list-header>
          <text:p text:style-name="P32">73 Konsekwencją stosowania wzorca Pyłek jest:</text:p>
        </text:list-header>
      </text:list>
      <text:p text:style-name="P15"><text:tab/>A. <text:span text:style-name="T9">zmniejszenie liczby obiektów i zwiększenie złożoności obliczeniowej</text:span></text:p>
      <text:p text:style-name="P30"><text:tab/>B. <text:span text:style-name="T9">zwiększenie liczby obiektów i złożoności obliczeniowej</text:span></text:p>
      <text:p text:style-name="P30"><text:tab/>C. <text:span text:style-name="T9">zmniejszenie liczby obiektów i złożoności obliczeniowej</text:span></text:p>
      <text:p text:style-name="P30"><text:span text:style-name="T6">D. </text:span><text:span text:style-name="T9">zwiększenie liczby obiektów i zmniejszenie złożoności obliczeniowej</text:span></text:p>
      <text:p text:style-name="P33"/>
      <text:p text:style-name="P31">Trudne</text:p>
      <text:list xml:id="list41435999" text:continue-numbering="true" text:style-name="L6">
        <text:list-header>
          <text:p text:style-name="P32">74 Zmniejszenie wymagań pamięciowych przy stosowaniu wzorca Pyłek wynika między innymi z:</text:p>
        </text:list-header>
      </text:list>
      <text:p text:style-name="P34"><text:tab/>A. <text:span text:style-name="T9">konieczności zarządzania stanem zewnętrznym</text:span></text:p>
      <text:p text:style-name="P34"><text:tab/>B. <text:span text:style-name="T9">zmniejszenia liczby klas</text:span></text:p>
      <text:p text:style-name="P34"><text:tab/><text:span text:style-name="T1">C. </text:span><text:span text:style-name="T4">zmniejszenia liczby obiektów</text:span></text:p>
      <text:p text:style-name="P34"><text:span text:style-name="T6">D. </text:span><text:span text:style-name="T9">szybszego działania projektu</text:span></text:p>
      <text:p text:style-name="P31"/>
      <text:p text:style-name="P31">Trudne</text:p>
      <text:list xml:id="list41441347" text:continue-numbering="true" text:style-name="L6">
        <text:list-header>
          <text:p text:style-name="P32">75 Zwiększenie złożoności obliczeniowej przy stosowaniu wzorca Pyłek jest konsekwencją konieczności:</text:p>
        </text:list-header>
      </text:list>
      <text:p text:style-name="P34"><text:tab/>A. <text:span text:style-name="T9">zwiększenie liczby obiektów</text:span></text:p>
      <text:p text:style-name="P34"><text:tab/>B. <text:span text:style-name="T4">zarządzania stanem zewnętrznym</text:span></text:p>
      <text:p text:style-name="P34"><text:tab/>C. <text:span text:style-name="T9">zwiększenia liczby klas</text:span></text:p>
      <text:p text:style-name="P34"><text:span text:style-name="T6">D. </text:span><text:span text:style-name="T9">zarządzania stanem wewnętrznym</text:span></text:p>
      <text:p text:style-name="P31"/>
      <text:p text:style-name="P31">Łatwe</text:p>
      <text:list xml:id="list41443706" text:continue-numbering="true" text:style-name="L6">
        <text:list-header>
          <text:p text:style-name="P32">76 Podstawowym ograniczeniem wzorca Pula obiektów jest:</text:p>
        </text:list-header>
      </text:list>
      <text:p text:style-name="P34"><text:tab/>A. <text:span text:style-name="T9">możliwość stosowania tylko dla małej liczby obiektów</text:span></text:p>
      <text:p text:style-name="P34"><text:tab/>B. <text:span text:style-name="T4">możliwość stosowania tylko dla nierozróżnialnych obiektów</text:span></text:p>
      <text:p text:style-name="P34"><text:tab/>C. <text:span text:style-name="T9">możliwość stosowania tylko dla prostych obiektów</text:span></text:p>
      <text:p text:style-name="P34"><text:span text:style-name="T6"><text:tab/>D. </text:span><text:span text:style-name="T9">bardzo skomplikowana implementacj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M29S</meta:editing-duration>
    <meta:editing-cycles>16</meta:editing-cycles>
    <meta:generator>LibreOffice/3.6$Windows_x86 LibreOffice_project/da8c1e6-fd468f4-454e206-f42a4a9-143cfd</meta:generator>
    <dc:date>2012-11-16T21:29:36.10</dc:date>
    <meta:document-statistic meta:table-count="0" meta:image-count="0" meta:object-count="0" meta:page-count="11" meta:paragraph-count="486" meta:word-count="1845" meta:character-count="12978" meta:non-whitespace-character-count="11402"/>
    <meta:user-defined meta:name="Info 1"/>
    <meta:user-defined meta:name="Info 2"/>
    <meta:user-defined meta:name="Info 3"/>
    <meta:user-defined meta:name="Info 4"/>
  </office:meta>
</office:document-meta>
</file>